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2" style:family="table">
      <style:table-properties style:width="6.7063in" table:align="left" style:may-break-between-rows="false" style:writing-mode="lr-tb"/>
    </style:style>
    <style:style style:name="Tabel12.A" style:family="table-column">
      <style:table-column-properties style:column-width="1.8021in"/>
    </style:style>
    <style:style style:name="Tabel12.B" style:family="table-column">
      <style:table-column-properties style:column-width="4.9042in"/>
    </style:style>
    <style:style style:name="Tabel12.1" style:family="table-row">
      <style:table-row-properties style:keep-together="true" fo:keep-together="auto"/>
    </style:style>
    <style:style style:name="Tabel12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2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2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2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8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paragraph-properties fo:text-align="start" style:justify-single-word="false" style:snap-to-layout-grid="false"/>
    </style:style>
    <style:style style:name="P2" style:family="paragraph" style:parent-style-name="Table_20_Heading">
      <style:paragraph-properties fo:text-align="start" style:justify-single-word="false"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placeholder text:placeholder-type="text">&lt;objects[0].name&gt;</text:placeholder></text:h>
      <text:p text:style-name="Text_20_body"/>
      <text:p text:style-name="Text_20_body"><text:placeholder text:placeholder-type="text">&lt;for each="u in objects[0].use_case_ids"&gt;</text:placeholder></text:p>
      <table:table table:name="Tabel12" table:style-name="Tabel12">
        <table:table-column table:style-name="Tabel12.A"/>
        <table:table-column table:style-name="Tabel12.B"/>
        <table:table-header-rows>
          <table:table-row table:style-name="Tabel12.1">
            <table:table-cell table:style-name="Tabel12.A1" office:value-type="string">
              <text:p text:style-name="P2">Use Case</text:p>
            </table:table-cell>
            <table:table-cell table:style-name="Tabel12.B1" office:value-type="string">
              <text:p text:style-name="P2"><text:placeholder text:placeholder-type="text">&lt;u.name&gt;</text:placeholder></text:p>
            </table:table-cell>
          </table:table-row>
        </table:table-header-rows>
        <table:table-row table:style-name="Tabel12.1">
          <table:table-cell table:style-name="Tabel12.A6" office:value-type="string">
            <text:p text:style-name="P1">Actor</text:p>
          </table:table-cell>
          <table:table-cell table:style-name="Tabel12.B6" office:value-type="string">
            <text:p text:style-name="P1"><text:placeholder text:placeholder-type="text">&lt;u.actor&gt;</text:placeholder></text:p>
          </table:table-cell>
        </table:table-row>
        <table:table-row table:style-name="Tabel12.1">
          <table:table-cell table:style-name="Tabel12.A3" office:value-type="string">
            <text:p text:style-name="P1">Precondition</text:p>
          </table:table-cell>
          <table:table-cell table:style-name="Tabel12.B3" office:value-type="string">
            <text:p text:style-name="P1"><text:placeholder text:placeholder-type="text">&lt;u.precondition&gt;</text:placeholder></text:p>
          </table:table-cell>
        </table:table-row>
        <table:table-row table:style-name="Tabel12.1">
          <table:table-cell table:style-name="Tabel12.A6" office:value-type="string">
            <text:p text:style-name="P1">Description</text:p>
          </table:table-cell>
          <table:table-cell table:style-name="Tabel12.B6" office:value-type="string">
            <text:p text:style-name="P1"><text:placeholder text:placeholder-type="text">&lt;u.description&gt;</text:placeholder></text:p>
          </table:table-cell>
        </table:table-row>
        <table:table-row table:style-name="Tabel12.1">
          <table:table-cell table:style-name="Tabel12.A3" office:value-type="string">
            <text:p text:style-name="P1">Result</text:p>
          </table:table-cell>
          <table:table-cell table:style-name="Tabel12.B3" office:value-type="string">
            <text:p text:style-name="P1"><text:placeholder text:placeholder-type="text">&lt;u.result&gt;</text:placeholder></text:p>
          </table:table-cell>
        </table:table-row>
        <table:table-row table:style-name="Tabel12.1">
          <table:table-cell table:style-name="Tabel12.A6" office:value-type="string">
            <text:p text:style-name="P1">Exception</text:p>
          </table:table-cell>
          <table:table-cell table:style-name="Tabel12.B6" office:value-type="string">
            <text:p text:style-name="P1"><text:placeholder text:placeholder-type="text">&lt;u.exceptions&gt;</text:placeholder></text:p>
          </table:table-cell>
        </table:table-row>
        <table:table-row table:style-name="Tabel12.1">
          <table:table-cell table:style-name="Tabel12.A3" office:value-type="string">
            <text:p text:style-name="P1">Implementation</text:p>
          </table:table-cell>
          <table:table-cell table:style-name="Tabel12.B3" office:value-type="string">
            <text:p text:style-name="P1"><text:placeholder text:placeholder-type="text">&lt;u.implementation&gt;</text:placeholder></text:p>
          </table:table-cell>
        </table:table-row>
        <table:table-row table:style-name="Tabel12.1">
          <table:table-cell table:style-name="Tabel12.A8" office:value-type="string">
            <text:p text:style-name="P1">Workload</text:p>
          </table:table-cell>
          <table:table-cell table:style-name="Tabel12.B8" office:value-type="string">
            <text:p text:style-name="P1"><text:placeholder text:placeholder-type="text">&lt;for each="w in u.workload_ids"&gt;</text:placeholder></text:p>
            <text:p text:style-name="Table_20_Contents"><text:placeholder text:placeholder-type="text">&lt;w.optional and "(Optional) " or ""&gt;</text:placeholder><text:placeholder text:placeholder-type="text">&lt;w.name&gt;</text:placeholder>: <text:placeholder text:placeholder-type="text">&lt;w.hours&gt;</text:placeholder> Hours</text:p>
            <text:p text:style-name="P1"><text:placeholder text:placeholder-type="text">&lt;/for&gt;</text:placeholder></text:p>
          </table:table-cell>
        </table:table-row>
      </table:table>
      <text:p text:style-name="Text_20_body"/>
      <text:p text:style-name="Text_20_body"><text:placeholder text:placeholder-type="text">&lt;/for&gt;</text:placeholder></text:p>
      <text:p text:style-name="Text_20_body">Total number of hours: <text:placeholder text:placeholder-type="text">&lt;objects[0].hours_total&gt;</text:placeholder> <text:placeholder text:placeholder-type="text">&lt;objects[0].hours_total_optional and ("of which " + str(objects[0].hours_total_optional) + " optional") or ""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09-26T14:48:08</dc:date>
    <meta:editing-duration>PT1H36M43S</meta:editing-duration>
    <meta:editing-cycles>12</meta:editing-cycles>
    <meta:generator>LibreOffice/3.4$Unix LibreOffice_project/340m1$Build-402</meta:generator>
    <meta:document-statistic meta:table-count="1" meta:image-count="0" meta:object-count="0" meta:page-count="1" meta:paragraph-count="22" meta:word-count="52" meta:character-count="475" meta:non-whitespace-character-count="445"/>
  </office:meta>
</office:document-meta>
</file>